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4.1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2.1042in"/>
    </style:style>
    <style:style style:name="Table2.B" style:family="table-column">
      <style:table-column-properties style:column-width="4.1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3229in" fo:keep-together="auto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Heading_20_4">
      <style:paragraph-properties fo:margin-left="0in" fo:margin-right="0in" fo:text-indent="0in" style:auto-text-indent="false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i7ln8s33wfua"/>Inf2d Assignment 2 Answers</text:p>
      <text:p text:style-name="Standard"/>
      <text:p text:style-name="Standard"/>
      <text:p text:style-name="Standard"/>
      <text:p text:style-name="Heading_20_3"><text:bookmark text:name="_pmac1ycig0g3"/>Task 1.1: Describing The World State (5%)</text:p>
      <text:p text:style-name="Standard"/>
      <text:p text:style-name="P5"><text:bookmark text:name="_6n6277ffgzub"/>Atemporal predicates: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/>LOCATION(x)</text:p>
          </table:table-cell>
          <table:table-cell table:style-name="Table1.A1" office:value-type="string">
            <text:p text:style-name="P1">true iff x is a location</text:p>
          </table:table-cell>
        </table:table-row>
        <table:table-row table:style-name="Table1.1">
          <table:table-cell table:style-name="Table1.A1" office:value-type="string">
            <text:p text:style-name="P1"><text:s/>CAR_ROUTE(x,y)</text:p>
          </table:table-cell>
          <table:table-cell table:style-name="Table1.A1" office:value-type="string">
            <text:p text:style-name="P1">true iff there is a road between x and y</text:p>
          </table:table-cell>
        </table:table-row>
        <table:table-row table:style-name="Table1.1">
          <table:table-cell table:style-name="Table1.A1" office:value-type="string">
            <text:p text:style-name="P1">PLANE_ROUTE(x,y)</text:p>
          </table:table-cell>
          <table:table-cell table:style-name="Table1.A1" office:value-type="string">
            <text:p text:style-name="P1">true iff there exists a flightpath from x to y</text:p>
          </table:table-cell>
        </table:table-row>
      </table:table>
      <text:p text:style-name="P2"/>
      <text:p text:style-name="P5"><text:bookmark text:name="_1nw46dqqv9m"/>Fluent predicat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/>visited(x)</text:p>
          </table:table-cell>
          <table:table-cell table:style-name="Table2.A1" office:value-type="string">
            <text:p text:style-name="P1">true iff x is a visited location</text:p>
          </table:table-cell>
        </table:table-row>
        <table:table-row table:style-name="Table2.1">
          <table:table-cell table:style-name="Table2.A1" office:value-type="string">
            <text:p text:style-name="P1">agent_at(x)</text:p>
          </table:table-cell>
          <table:table-cell table:style-name="Table2.A1" office:value-type="string">
            <text:p text:style-name="P1">true iff x is a location hosting an agent</text:p>
          </table:table-cell>
        </table:table-row>
        <table:table-row table:style-name="Table2.1">
          <table:table-cell table:style-name="Table2.A1" office:value-type="string">
            <text:p text:style-name="P1"><text:s/>car_at(x)</text:p>
          </table:table-cell>
          <table:table-cell table:style-name="Table2.A1" office:value-type="string">
            <text:p text:style-name="P1">true iff x is a location hosting a car</text:p>
          </table:table-cell>
        </table:table-row>
      </table:table>
      <text:p text:style-name="P1"/>
      <text:p text:style-name="P5"><text:bookmark text:name="_a8x0xbmcsa9g"/>Initial State: <text:s text:c="2"/></text:p>
      <text:p text:style-name="P2"><text:s text:c="8"/></text:p>
      <text:p text:style-name="P2">LOCATION(A)</text:p>
      <text:p text:style-name="Standard">LOCATION(B)</text:p>
      <text:p text:style-name="Standard">LOCATION(C)</text:p>
      <text:p text:style-name="Standard">LOCATION(D)</text:p>
      <text:p text:style-name="P2">LOCATION(E)</text:p>
      <text:p text:style-name="P2"><text:soft-page-break/>LOCATION(F) </text:p>
      <text:p text:style-name="P2">LOCATION(G)</text:p>
      <text:p text:style-name="P2">LOCATION(H)</text:p>
      <text:p text:style-name="P2">LOCATION(I) </text:p>
      <text:p text:style-name="P2"/>
      <text:p text:style-name="P2">CAR_ROUTE(E,A) <text:s text:c="9"/></text:p>
      <text:p text:style-name="P2">CAR_ROUTE(A,I) <text:s text:c="11"/></text:p>
      <text:p text:style-name="P2">CAR_ROUTE(I,H) <text:s text:c="12"/></text:p>
      <text:p text:style-name="P2">CAR_ROUTE(H,B) <text:s text:c="12"/></text:p>
      <text:p text:style-name="P2">CAR_ROUTE(H,G) <text:s text:c="12"/></text:p>
      <text:p text:style-name="P2">CAR_ROUTE(G,F) <text:s text:c="11"/></text:p>
      <text:p text:style-name="P2">CAR_ROUTE(F,D) <text:s text:c="3"/></text:p>
      <text:p text:style-name="P2">CAR_ROUTE(F,C) <text:s text:c="19"/></text:p>
      <text:p text:style-name="P2">CAR_ROUTE(C,D) <text:s text:c="21"/></text:p>
      <text:p text:style-name="P2"/>
      <text:p text:style-name="P2">PLANE_ROUTE(A,C)</text:p>
      <text:p text:style-name="P2">PLANE_ROUTE(A,B)</text:p>
      <text:p text:style-name="P2">PLANE_ROUTE(C,B) <text:s text:c="7"/></text:p>
      <text:p text:style-name="P2">PLANE_ROUTE(B,A)</text:p>
      <text:p text:style-name="P2"/>
      <text:p text:style-name="Standard">car_at(E) <text:s text:c="8"/></text:p>
      <text:p text:style-name="Standard">agent_at(E) <text:s text:c="3"/></text:p>
      <text:p text:style-name="Standard"/>
      <text:p text:style-name="P5"><text:bookmark text:name="_wqoaelkudhyk"/>Goal State:</text:p>
      <text:p text:style-name="Standard">visited(D) &amp;</text:p>
      <text:p text:style-name="Standard">agent_at(E)</text:p>
      <text:p text:style-name="Standard"><text:soft-page-break/></text:p>
      <text:p text:style-name="Heading_20_3"><text:bookmark text:name="_il1xzo3cloet"/>Task 1.2: Actions (10%)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3"><text:span text:style-name="T1">Action</text:span></text:p>
          </table:table-cell>
          <table:table-cell table:style-name="Table3.A1" office:value-type="string">
            <text:p text:style-name="P3"><text:span text:style-name="T1">Condition</text:span></text:p>
          </table:table-cell>
          <table:table-cell table:style-name="Table3.A1" office:value-type="string">
            <text:p text:style-name="P3"><text:span text:style-name="T1">Effect</text:span></text:p>
          </table:table-cell>
        </table:table-row>
        <table:table-row table:style-name="Table3.1">
          <table:table-cell table:style-name="Table3.A1" office:value-type="string">
            <text:p text:style-name="P4">Drive(x,y)</text:p>
          </table:table-cell>
          <table:table-cell table:style-name="Table3.A1" office:value-type="string">
            <text:p text:style-name="P2">LOCATION(x)</text:p>
            <text:p text:style-name="P2">LOCATION(y) <text:s text:c="7"/></text:p>
            <text:p text:style-name="P2">(CAR_ROUTE(x,y) or CAR_ROUTE(y,x)) <text:s text:c="14"/></text:p>
            <text:p text:style-name="P2">agent_at(x) <text:s text:c="5"/></text:p>
            <text:p text:style-name="P2">car_at(x)</text:p>
          </table:table-cell>
          <table:table-cell table:style-name="Table3.A1" office:value-type="string">
            <text:p text:style-name="Standard">not(car_at(x)) </text:p>
            <text:p text:style-name="P2">not(agent_at(x))</text:p>
            <text:p text:style-name="Standard">car_at(y)</text:p>
            <text:p text:style-name="P2">agent_at(y) </text:p>
            <text:p text:style-name="P2"/>
            <text:p text:style-name="P4"/>
          </table:table-cell>
        </table:table-row>
        <table:table-row table:style-name="Table3.3">
          <table:table-cell table:style-name="Table3.A1" office:value-type="string">
            <text:p text:style-name="P2">Fly(x,y)</text:p>
          </table:table-cell>
          <table:table-cell table:style-name="Table3.A1" office:value-type="string">
            <text:p text:style-name="Standard">LOCATION(x)</text:p>
            <text:p text:style-name="Standard">LOCATION(y) <text:s text:c="7"/></text:p>
            <text:p text:style-name="Standard">PLANE_ROUTE(x,y) <text:s text:c="11"/></text:p>
            <text:p text:style-name="Standard">agent_at(x) </text:p>
          </table:table-cell>
          <table:table-cell table:style-name="Table3.A1" office:value-type="string">
            <text:p text:style-name="P2">not(agent_at(x)) <text:s text:c="15"/>agent_at(y)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Visit(x)</text:p>
          </table:table-cell>
          <table:table-cell table:style-name="Table3.A1" office:value-type="string">
            <text:p text:style-name="Standard">agent_at(x)</text:p>
            <text:p text:style-name="Standard">not(visited(x))</text:p>
          </table:table-cell>
          <table:table-cell table:style-name="Table3.A1" office:value-type="string">
            <text:p text:style-name="P4">visited(x)</text:p>
          </table:table-cell>
        </table:table-row>
      </table:table>
      <text:p text:style-name="Standard"/>
      <text:p text:style-name="P2"/>
      <text:p text:style-name="Heading_20_3"><text:bookmark text:name="_9rzdzg73zsl"/>Task 1.3: Backwards state space search (10%)</text:p>
      <text:p text:style-name="Standard"/>
      <text:p text:style-name="Heading_20_4"><text:bookmark text:name="_1htlqy7rx1n0"/>Step 1</text:p>
      <text:p text:style-name="Standard">goal: visited(B)</text:p>
      <text:p text:style-name="Standard">relevant actions: Visit(B)</text:p>
      <text:p text:style-name="Standard">selected action: Visit(B)</text:p>
      <text:p text:style-name="Heading_20_4"><text:bookmark text:name="_kplfuisaojpt"/>Step2:</text:p>
      <text:p text:style-name="Standard"><text:s text:c="4"/>goal state: agent_at(B), not(visited(B))</text:p>
      <text:p text:style-name="Standard"><text:s text:c="4"/>relevant actions: Drive(z,B),Fly(z,B)</text:p>
      <text:p text:style-name="Standard"><text:s text:c="4"/>selected action: Fly(z,B)</text:p>
      <text:p text:style-name="Heading_20_4"><text:bookmark text:name="_t5r99jf9mc4"/>Step3</text:p>
      <text:p text:style-name="Standard">goal state: agent_at(z), LOCATION(z), LOCATION(B), PLANE_ROUTE(z,B), not(visited(B))</text:p>
      <text:p text:style-name="Standard">relevant actions: Drive(y,z),Fly(y,z)</text:p>
      <text:p text:style-name="Standard">selected action: Drive(y,z)</text:p>
      <text:p text:style-name="Heading_20_4"><text:bookmark text:name="_glpg8jbjvjxt"/>Step4:</text:p>
      <text:p text:style-name="Standard">goal state: LOCATION(B), LOCATION(z), LOCATION(y), PLANE_ROUTE(z,B), CAR_ROUTE(y,z) agent_at(y) car_at(y), <text:s/>not(visited(B)</text:p>
      <text:p text:style-name="Standard"><text:s text:c="12"/></text:p>
      <text:p text:style-name="Heading_20_4"><text:bookmark text:name="_tjvtwe4vmwix"/><text:soft-page-break/>Solution:</text:p>
      <text:p text:style-name="Standard">Drive(y,z),Fly(z,B),Visit(B)</text:p>
      <text:p text:style-name="Standard"/>
      <text:p text:style-name="Standard">Where y=E and z=A to give:</text:p>
      <text:p text:style-name="Standard"/>
      <text:p text:style-name="Standard"><text:span text:style-name="T2">Drive(E,A),Fly(A,B),Visit(B)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4" meta:paragraph-count="89" meta:word-count="195" meta:character-count="1909" meta:non-whitespace-character-count="1552"/>
    <meta:generator>LibreOfficeDev/6.0.5.2$Linux_X86_64 LibreOffice_project/</meta:generator>
  </office:meta>
</office:document-meta>
</file>